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solid" style:text-position="0% 100%" style:text-underline-style="none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style:text-underline-style="solid" style:text-underline-width="auto" style:text-underline-color="font-color"/>
    </style:style>
    <style:style style:name="T6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3_6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3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Y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Also available in AJA Microfilm, Reel #202</text:p>
      <text:p text:style-name="P4"/>
      <text:p text:style-name="P4">VII Transcription</text:p>
      <text:p text:style-name="P2">(Symbols: ?=uncertain; []=supplied information; /=end of line)</text:p>
      <text:p text:style-name="P2"/>
      <text:p text:style-name="P2">[Page 1]</text:p>
      <text:p text:style-name="P2">Messers Editors! <text:s/>Your informant, respecting the/ incident that occurred at Leghorn on the 8th <text:span text:style-name="T1">inst</text:span> ult./ evinces his utter unacquaintance with Hebrew practices,/ for, it was not, by any means, "the 1<text:span text:style-name="T3">st</text:span><text:span text:style-name="T4"> time that the Jews/ of that city offered up a prayer for a christian prince,". <text:s/>They/ like </text:span><text:span text:style-name="T5">all</text:span><text:span text:style-name="T6"> their fellow-believers, abiding by the instruction/ of the prophet Jeremiah" Pray "on all occasions" unto the/ Lord, for the welfare of the country whether He hath caused/ them to be carried" &amp; for that of the authorities on whose/ benevolent disposition their security so much depend./ <text:s/>What rendered the circumstance a truly "impressive/ scene" was the spontaneous action of 3000 human beings,/ arising at the recitation of the </text:span><text:span text:style-name="T5">usual</text:span><text:span text:style-name="T6"> invocation, &amp;/ shouting "Amen," for it espoused the feelings they har-/-bored in their breasts. <text:s/>The Tuscan Israelites/ had ever before besought the [?] for the hap-/-piness of the Grand Duke Leopold, who </text:span><text:span text:style-name="T2">has</text:span><text:span text:style-name="T6"> proved/ to them </text:span><text:span text:style-name="T5">comparatively</text:span><text:span text:style-name="T6"> mild &amp; kind, but as their/ sympathies &amp; interests are with 260000 of their/ compatriots, they fervently entreated the Ruler of/ the universe, on the most solemn day of their/ year, to bestow his heavenly blessings on the Prince/</text:span></text:p>
      <text:p text:style-name="P5"/>
      <text:p text:style-name="P5">[Page 2]</text:p>
      <text:p text:style-name="P5">whose heroic efforts, may, under Providence,/ gain for oppressed Italy civil &amp; religious freedom/ a Jew from Leghorn/</text:p>
      <text:p text:style-name="P5"/>
      <text:p text:style-name="P5">To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8T15:13:37.53</meta:creation-date>
    <dc:date>2012-03-05T10:41:13.54</dc:date>
    <dc:creator>Penn Libraries</dc:creator>
    <meta:editing-duration>PT00H03M28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66" meta:word-count="377" meta:character-count="2575"/>
  </office:meta>
</office:document-meta>
</file>